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DejaVu Sans1" svg:font-family="'DejaVu San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" style:family="paragraph" style:parent-style-name="Standard">
      <style:text-properties fo:font-style="normal" style:text-underline-style="none" style:font-style-asian="normal" style:font-style-complex="normal"/>
    </style:style>
    <style:style style:name="P6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piling and Linking</text:p>
      <text:p text:style-name="Standard"/>
      <text:p text:style-name="Standard">nasm -f elf -g <text:s/>russian.asm </text:p>
      <text:p text:style-name="Standard">gcc -c -g rusmain.c</text:p>
      <text:p text:style-name="Standard">gcc -g russian.o rusmain.o -o russian</text:p>
      <text:p text:style-name="Standard"/>
      <text:p text:style-name="P1">Running the Debugger</text:p>
      <text:p text:style-name="Standard"/>
      <text:p text:style-name="Standard">gdb ./russian</text:p>
      <text:p text:style-name="Standard"/>
      <text:p text:style-name="P1">Getting Help</text:p>
      <text:p text:style-name="Standard"/>
      <text:p text:style-name="Standard">help : get list of classes of commands</text:p>
      <text:p text:style-name="Standard"/>
      <text:p text:style-name="Standard">help breakpoints <text:s/>/ breakpoints</text:p>
      <text:p text:style-name="Standard">help running <text:s/>/ running the program</text:p>
      <text:p text:style-name="Standard">help data <text:s/>/ examining data</text:p>
      <text:p text:style-name="Standard">help info <text:s/>/ list of info subcommands</text:p>
      <text:p text:style-name="Standard"><text:s text:c="18"/>info: generic command for showing things about the program being debugged</text:p>
      <text:p text:style-name="Standard"/>
      <text:p text:style-name="P1">Breakpoints</text:p>
      <text:p text:style-name="Standard"/>
      <text:p text:style-name="Standard">break <text:span text:style-name="T1">function_name</text:span></text:p>
      <text:p text:style-name="Standard">break <text:span text:style-name="T1">line_number</text:span></text:p>
      <text:p text:style-name="P2"/>
      <text:p text:style-name="Standard">clear <text:span text:style-name="T1">function_name</text:span></text:p>
      <text:p text:style-name="Standard">clear <text:span text:style-name="T1">line_number</text:span></text:p>
      <text:p text:style-name="P2"/>
      <text:p text:style-name="P4">Scenario:</text:p>
      <text:p text:style-name="P5"/>
      <text:p text:style-name="P5">break russian</text:p>
      <text:p text:style-name="P5">run</text:p>
      <text:p text:style-name="P5">continue</text:p>
      <text:p text:style-name="P5"/>
      <text:p text:style-name="P5">clear russian</text:p>
      <text:p text:style-name="P5">break main</text:p>
      <text:p text:style-name="P5">run</text:p>
      <text:p text:style-name="P5">continue</text:p>
      <text:p text:style-name="P5"/>
      <text:p text:style-name="Standard"><text:span text:style-name="T2">Dikkat:</text:span><text:span text:style-name="T4"> koyarken breakpoint at line 5 diyor ancak calıştırılıp breakpoint noktasında durunca line 8'de duruyor. Baştaki function template kısmını atlıyor.</text:span></text:p>
      <text:p text:style-name="P5"/>
      <text:p text:style-name="P5">clear main</text:p>
      <text:p text:style-name="P5">break 8 <text:s text:c="6"/>// breakpoint at russian.asm line 8.</text:p>
      <text:p text:style-name="P5"/>
      <text:p text:style-name="P5">run</text:p>
      <text:p text:style-name="P5">continue</text:p>
      <text:p text:style-name="P5"/>
      <text:p text:style-name="P5"/>
      <text:p text:style-name="P5"/>
      <text:p text:style-name="P5"/>
      <text:p text:style-name="P5"/>
      <text:p text:style-name="P6"><text:soft-page-break/>Running</text:p>
      <text:p text:style-name="P5"/>
      <text:p text:style-name="P5">start : run the debugged program until the beginning of the main procedure</text:p>
      <text:p text:style-name="P5">run : start debugged program</text:p>
      <text:p text:style-name="P5">continue : continue program being debugged</text:p>
      <text:p text:style-name="P5">next : step program</text:p>
      <text:p text:style-name="P5">nexti : step one instruction</text:p>
      <text:p text:style-name="P5">step : step program until it reaches a different source line</text:p>
      <text:p text:style-name="P5">stepi : step one instruction exactly</text:p>
      <text:p text:style-name="P5"/>
      <text:p text:style-name="P4">Scenario</text:p>
      <text:p text:style-name="P5"/>
      <text:p text:style-name="P5">break russian</text:p>
      <text:p text:style-name="P5">run</text:p>
      <text:p text:style-name="P5">next / nexti / step / stepi <text:s text:c="3"/>: hepsi aynı işi yapıyor burada -&gt; GÖSTER</text:p>
      <text:p text:style-name="P5">continue</text:p>
      <text:p text:style-name="P5"/>
      <text:p text:style-name="P5">clear russian</text:p>
      <text:p text:style-name="P5"/>
      <text:p text:style-name="P5">start <text:s text:c="2"/>// stops at beginning of main function</text:p>
      <text:p text:style-name="P5">next</text:p>
      <text:p text:style-name="P5">...</text:p>
      <text:p text:style-name="P5">next <text:s/>// does not go into function, skips over it</text:p>
      <text:p text:style-name="P5"/>
      <text:p text:style-name="P5">start</text:p>
      <text:p text:style-name="P5">nexti</text:p>
      <text:p text:style-name="P5">...</text:p>
      <text:p text:style-name="P5">nexti <text:s/>// does go into function but does not show on debug screen (even goes into scanf) <text:s text:c="2"/>????</text:p>
      <text:p text:style-name="P5"/>
      <text:p text:style-name="P5">start</text:p>
      <text:p text:style-name="P5">step</text:p>
      <text:p text:style-name="P5">...</text:p>
      <text:p text:style-name="P5">step <text:s text:c="2"/>// steps thrugh the lines in source code (does not go into scanf)</text:p>
      <text:p text:style-name="P5"/>
      <text:p text:style-name="P5">start</text:p>
      <text:p text:style-name="P5">stepi</text:p>
      <text:p text:style-name="P5">...</text:p>
      <text:p text:style-name="P5">stepi <text:s text:c="2"/>// steps through all instructions, even scanf, printf etc</text:p>
      <text:p text:style-name="P5"/>
      <text:p text:style-name="Standard"><text:span text:style-name="T2">Not:</text:span><text:span text:style-name="T4"> "next 5", "step 5", "nexti 5" ve "stepi 5" aynı işlemi 5 kere tekrarla demek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1"><text:soft-page-break/>Info</text:p>
      <text:p text:style-name="Standard"/>
      <text:p text:style-name="P2">info breakpoints</text:p>
      <text:p text:style-name="P4">Scenario:</text:p>
      <text:p text:style-name="Standard"><text:s text:c="2"/>break russian</text:p>
      <text:p text:style-name="Standard"><text:s text:c="2"/>break 12</text:p>
      <text:p text:style-name="Standard"><text:s text:c="2"/>info breakpoints</text:p>
      <text:p text:style-name="Standard"><text:s text:c="2"/>clear russian</text:p>
      <text:p text:style-name="Standard"><text:s text:c="2"/>clear 12</text:p>
      <text:p text:style-name="Standard"/>
      <text:p text:style-name="Standard"><text:span text:style-name="T1">info address russian <text:s text:c="3"/></text:span><text:span text:style-name="T3">: describe what symbol is at location ADDR. Only for symbols with fixed</text:span></text:p>
      <text:p text:style-name="P3"><text:tab/><text:tab/><text:tab/> <text:s/>locations</text:p>
      <text:p text:style-name="P2">info address main</text:p>
      <text:p text:style-name="P2">info address even</text:p>
      <text:p text:style-name="Standard"><text:span text:style-name="T1">info address y <text:s text:c="11"/></text:span><text:span text:style-name="T3">:</text:span><text:span text:style-name="T1"> <text:s/></text:span><text:span text:style-name="T3">adresi göstermez</text:span></text:p>
      <text:p text:style-name="P3"/>
      <text:p text:style-name="P2">info frame</text:p>
      <text:p text:style-name="P2">backtrace </text:p>
      <text:p text:style-name="P2">frame ...</text:p>
      <text:p text:style-name="P2"/>
      <text:p text:style-name="P7">Examining Registers</text:p>
      <text:p text:style-name="P7"/>
      <text:p text:style-name="Standard"><text:span text:style-name="T1">info registers </text:span><text:span text:style-name="T3">: list of integer registers and their contents</text:span></text:p>
      <text:p text:style-name="P4">Scenario:</text:p>
      <text:p text:style-name="Standard"><text:span text:style-name="T4"><text:s text:c="2"/>break russian <text:s/></text:span></text:p>
      <text:p text:style-name="Standard"><text:s text:c="2"/>run</text:p>
      <text:p text:style-name="Standard"><text:s text:c="2"/>info registers</text:p>
      <text:p text:style-name="Standard"><text:s text:c="2"/>info registers edx</text:p>
      <text:p text:style-name="Standard">//step ile devam edip her adımda saklayıcı içeriklerinin değişimini göster</text:p>
      <text:p text:style-name="Standard"/>
      <text:p text:style-name="P1">Examining Data</text:p>
      <text:p text:style-name="P5"/>
      <text:p text:style-name="Standard">Examine memory: <text:s/>x/FMT ADDRESS</text:p>
      <text:p text:style-name="Standard"><text:s text:c="4"/>FMT is: <text:s/>a repeat count followed by <text:s/>a format letter and <text:s/>a size letter.</text:p>
      <text:p text:style-name="Standard"><text:s text:c="4"/>Format letters: o(octal), x(hex), d(decimal), u(unsigned decimal), <text:s/>t(binary), f(float), a(address), </text:p>
      <text:p text:style-name="Standard"><text:s text:c="28"/>i(instruction), c(char) and s(string).</text:p>
      <text:p text:style-name="Standard"><text:s text:c="4"/>Size letters: b(byte), h(halfword), w(word), g(giant, 8 bytes).</text:p>
      <text:p text:style-name="Standard"/>
      <text:p text:style-name="P8">Scenario:</text:p>
      <text:p text:style-name="Standard">info breakpoints</text:p>
      <text:p text:style-name="Standard">// clear all previous breakpoints</text:p>
      <text:p text:style-name="Standard">break russian</text:p>
      <text:p text:style-name="Standard">run <text:s/>// breakpointte durur</text:p>
      <text:p text:style-name="Standard">info registers <text:s text:c="2"/>// i r </text:p>
      <text:p text:style-name="Standard"><text:s text:c="4"/>ebp ve eip adreslerine bak</text:p>
      <text:p text:style-name="Standard"><text:s text:c="4"/>ebp+8 <text:s/>ve ebp+12 hesapla</text:p>
      <text:p text:style-name="Standard">x/d [ebp+8]</text:p>
      <text:p text:style-name="Standard">x/d [ebp+12] <text:s/></text:p>
      <text:p text:style-name="Standard">x/2d [ebp+8]</text:p>
      <text:p text:style-name="Standard">x/i [eip]</text:p>
      <text:p text:style-name="Standard">x/2i [eip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DejaVu Sans1" svg:font-family="'DejaVu San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font-name-asian="DejaVu San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10-08T20:03:47</meta:creation-date>
    <dc:date>2008-10-14T09:22:42</dc:date>
    <meta:print-date>1601-01-02T00:00:00</meta:print-date>
    <meta:editing-cycles>1</meta:editing-cycles>
    <meta:editing-duration>PT21H0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5" meta:word-count="432" meta:character-count="2777"/>
  </office:meta>
</office:document-meta>
</file>